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25pt"/>
    </style:style>
    <style:style style:name="co2" style:family="table-column">
      <style:table-column-properties fo:break-before="auto" style:column-width="17.6pt"/>
    </style:style>
    <style:style style:name="co3" style:family="table-column">
      <style:table-column-properties fo:break-before="auto" style:column-width="163.64pt"/>
    </style:style>
    <style:style style:name="co4" style:family="table-column">
      <style:table-column-properties fo:break-before="auto" style:column-width="142.8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9.04pt"/>
    </style:style>
    <style:style style:name="co7" style:family="table-column">
      <style:table-column-properties fo:break-before="auto" style:column-width="213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224b12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2a6099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780373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813709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158466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00a933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fo:background-color="#3465a4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ff0000"/>
    </style:style>
    <style:style style:name="ce2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10"/>
        <table:table-column table:style-name="co2" table:default-cell-style-name="ce10"/>
        <table:table-column table:style-name="co1" table:number-columns-repeated="3" table:default-cell-style-name="ce10"/>
        <table:table-column table:style-name="co2" table:number-columns-repeated="2" table:default-cell-style-name="ce10"/>
        <table:table-column table:style-name="co1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knight(N)</text:p>
          </table:table-cell>
          <table:table-cell office:value-type="string" calcext:value-type="string">
            <text:p>ini ukuran 15*15</text:p>
          </table:table-cell>
          <table:table-cell table:number-columns-repeated="7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susah rumusnya</text:p>
          </table:table-cell>
          <table:table-cell table:number-columns-repeated="8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unik untuk setiap jenis</text:p>
          </table:table-cell>
          <table:table-cell table:number-columns-repeated="5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direct mapping?</text:p>
          </table:table-cell>
          <table:table-cell office:value-type="string" calcext:value-type="string">
            <text:p>lookup table?</text:p>
          </table:table-cell>
          <table:table-cell office:value-type="string" calcext:value-type="string">
            <text:p>+memory</text:p>
          </table:table-cell>
          <table:table-cell office:value-type="string" calcext:value-type="string">
            <text:p>Min 3 jenis</text:p>
          </table:table-cell>
          <table:table-cell office:value-type="string" calcext:value-type="string">
            <text:p>belum pasti</text:p>
          </table:table-cell>
          <table:table-cell table:formula="of:=15*15*4*3" office:value-type="float" office:value="2700" calcext:value-type="float">
            <text:p>2700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corner,side,normal</text:p>
          </table:table-cell>
          <table:table-cell office:value-type="string" calcext:value-type="string">
            <text:p>tidak mungkin sptnya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office:value-type="string" calcext:value-type="string">
            <text:p>dikerjain?</text:p>
          </table:table-cell>
          <table:table-cell/>
          <table:table-cell office:value-type="string" calcext:value-type="string">
            <text:p>+time</text:p>
          </table:table-cell>
          <table:table-cell office:value-type="string" calcext:value-type="string">
            <text:p>Max 6 iterasi/cari</text:p>
          </table:table-cell>
          <table:table-cell office:value-type="string" calcext:value-type="string">
            <text:p>pasti</text:p>
          </table:table-cell>
          <table:table-cell office:value-type="string" calcext:value-type="string">
            <text:p>Cari 63 jarak</text:p>
          </table:table-cell>
          <table:table-cell office:value-type="string" calcext:value-type="string">
            <text:p>/operasi</text:p>
          </table:table-cell>
          <table:table-cell office:value-type="string" calcext:value-type="string">
            <text:p>jiika ada pada 1 tempat yang sama hitung 1x</text:p>
          </table:table-cell>
          <table:table-cell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7" table:style-name="ce7" office:value-type="string" calcext:value-type="string">
            <text:p><text:s/>∞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7" table:style-name="ce7" office:value-type="string" calcext:value-type="string">
            <text:p><text:s/>∞</text:p>
          </table:table-cell>
          <table:table-cell office:value-type="string" calcext:value-type="string">
            <text:p>Pawn(P)</text:p>
          </table:table-cell>
          <table:table-cell table:number-columns-repeated="8"/>
        </table:table-row>
        <table:table-row table:style-name="ro1">
          <table:table-cell table:number-columns-repeated="7" table:style-name="ce7" office:value-type="string" calcext:value-type="string">
            <text:p><text:s/>∞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7" table:style-name="ce7" office:value-type="string" calcext:value-type="string">
            <text:p><text:s/>∞</text:p>
          </table:table-cell>
          <table:table-cell table:number-columns-repeated="9"/>
        </table:table-row>
        <table:table-row table:style-name="ro1">
          <table:table-cell table:number-columns-repeated="7" table:style-name="ce7" office:value-type="string" calcext:value-type="string">
            <text:p><text:s/>∞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7" table:style-name="ce7" office:value-type="string" calcext:value-type="string">
            <text:p><text:s/>∞</text:p>
          </table:table-cell>
          <table:table-cell office:value-type="string" calcext:value-type="string">
            <text:p>if possible</text:p>
          </table:table-cell>
          <table:table-cell table:number-columns-repeated="8"/>
        </table:table-row>
        <table:table-row table:style-name="ro1">
          <table:table-cell table:number-columns-repeated="7" table:style-name="ce7" office:value-type="string" calcext:value-type="string">
            <text:p><text:s/>∞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7" table:style-name="ce7" office:value-type="string" calcext:value-type="string">
            <text:p><text:s/>∞</text:p>
          </table:table-cell>
          <table:table-cell office:value-type="string" calcext:value-type="string">
            <text:p><text:s text:c="6"/>=selisih row</text:p>
          </table:table-cell>
          <table:table-cell table:number-columns-repeated="8"/>
        </table:table-row>
        <table:table-row table:style-name="ro1">
          <table:table-cell table:number-columns-repeated="7" table:style-name="ce7" office:value-type="string" calcext:value-type="string">
            <text:p><text:s/>∞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7" table:style-name="ce7" office:value-type="string" calcext:value-type="string">
            <text:p><text:s/>∞</text:p>
          </table:table-cell>
          <table:table-cell table:number-columns-repeated="9"/>
        </table:table-row>
        <table:table-row table:style-name="ro1">
          <table:table-cell table:number-columns-repeated="7"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7" table:style-name="ce7" office:value-type="string" calcext:value-type="string">
            <text:p><text:s/>∞</text:p>
          </table:table-cell>
          <table:table-cell table:number-columns-repeated="9"/>
        </table:table-row>
        <table:table-row table:style-name="ro1">
          <table:table-cell table:number-columns-repeated="7" table:style-name="ce7" office:value-type="string" calcext:value-type="string">
            <text:p><text:s/>∞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7" office:value-type="string" calcext:value-type="string">
            <text:p><text:s/>∞</text:p>
          </table:table-cell>
          <table:table-cell table:number-columns-repeated="9"/>
        </table:table-row>
        <table:table-row table:style-name="ro1">
          <table:table-cell table:number-columns-repeated="7" table:style-name="ce7" office:value-type="string" calcext:value-type="string">
            <text:p><text:s/>∞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7" table:style-name="ce7" office:value-type="string" calcext:value-type="string">
            <text:p><text:s/>∞</text:p>
          </table:table-cell>
          <table:table-cell table:number-columns-repeated="9"/>
        </table:table-row>
        <table:table-row table:style-name="ro1">
          <table:table-cell table:number-columns-repeated="7" table:style-name="ce7" office:value-type="string" calcext:value-type="string">
            <text:p><text:s/>∞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7" office:value-type="string" calcext:value-type="string">
            <text:p><text:s/>∞</text:p>
          </table:table-cell>
          <table:table-cell table:number-columns-repeated="9"/>
        </table:table-row>
        <table:table-row table:style-name="ro1">
          <table:table-cell table:number-columns-repeated="7"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7" table:style-name="ce7" office:value-type="string" calcext:value-type="string">
            <text:p><text:s/>∞</text:p>
          </table:table-cell>
          <table:table-cell table:number-columns-repeated="9"/>
        </table:table-row>
        <table:table-row table:style-name="ro1">
          <table:table-cell table:number-columns-repeated="7" table:style-name="ce7" office:value-type="string" calcext:value-type="string">
            <text:p><text:s/>∞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7" table:style-name="ce7" office:value-type="string" calcext:value-type="string">
            <text:p><text:s/>∞</text:p>
          </table:table-cell>
          <table:table-cell table:number-columns-repeated="9"/>
        </table:table-row>
        <table:table-row table:style-name="ro1">
          <table:table-cell table:number-columns-repeated="7" table:style-name="ce7" office:value-type="string" calcext:value-type="string">
            <text:p><text:s/>∞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7" table:style-name="ce7" office:value-type="string" calcext:value-type="string">
            <text:p><text:s/>∞</text:p>
          </table:table-cell>
          <table:table-cell table:number-columns-repeated="9"/>
        </table:table-row>
        <table:table-row table:style-name="ro1">
          <table:table-cell table:number-columns-repeated="7" table:style-name="ce7" office:value-type="string" calcext:value-type="string">
            <text:p><text:s/>∞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7" table:style-name="ce7" office:value-type="string" calcext:value-type="string">
            <text:p><text:s/>∞</text:p>
          </table:table-cell>
          <table:table-cell table:number-columns-repeated="9"/>
        </table:table-row>
        <table:table-row table:style-name="ro1">
          <table:table-cell table:number-columns-repeated="7" table:style-name="ce7" office:value-type="string" calcext:value-type="string">
            <text:p><text:s/>∞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7" table:style-name="ce7" office:value-type="string" calcext:value-type="string">
            <text:p><text:s/>∞</text:p>
          </table:table-cell>
          <table:table-cell table:number-columns-repeated="9"/>
        </table:table-row>
        <table:table-row table:style-name="ro1">
          <table:table-cell table:number-columns-repeated="7" table:style-name="ce7" office:value-type="string" calcext:value-type="string">
            <text:p><text:s/>∞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7" table:style-name="ce7" office:value-type="string" calcext:value-type="string">
            <text:p><text:s/>∞</text:p>
          </table:table-cell>
          <table:table-cell table:number-columns-repeated="9"/>
        </table:table-row>
        <table:table-row table:style-name="ro1">
          <table:table-cell table:number-columns-repeated="2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Bishop(B)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<text:s/>∞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string" calcext:value-type="string">
            <text:p><text:s/>∞</text:p>
          </table:table-cell>
          <table:table-cell table:number-columns-repeated="9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if possible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office:value-type="string" calcext:value-type="string">
            <text:p><text:s text:c="6"/>=1 if=&gt;</text:p>
          </table:table-cell>
          <table:table-cell office:value-type="string" calcext:value-type="string">
            <text:p>selisih posisi=absolutnya</text:p>
          </table:table-cell>
          <table:table-cell table:number-columns-repeated="7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<text:s text:c="6"/>=2 if=&gt;</text:p>
          </table:table-cell>
          <table:table-cell office:value-type="string" calcext:value-type="string">
            <text:p>selain diatas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number-columns-repeated="9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string" calcext:value-type="string">
            <text:p><text:s/>∞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number-columns-repeated="9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string" calcext:value-type="string">
            <text:p><text:s/>∞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number-columns-repeated="9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number-columns-repeated="9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<text:s/>∞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string" calcext:value-type="string">
            <text:p><text:s/>∞</text:p>
          </table:table-cell>
          <table:table-cell table:number-columns-repeated="9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/>∞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16"/>
          <table:table-cell table:number-columns-repeated="16"/>
        </table:table-row>
        <table:table-row table:style-name="ro1">
          <table:table-cell table:number-columns-repeated="7"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2" office:value-type="float" office:value="2" calcext:value-type="float">
            <text:p>2</text:p>
          </table:table-cell>
          <table:table-cell office:value-type="string" calcext:value-type="string">
            <text:p>Rook(R)</text:p>
          </table:table-cell>
          <table:table-cell table:number-columns-repeated="8"/>
        </table:table-row>
        <table:table-row table:style-name="ro1">
          <table:table-cell table:number-columns-repeated="7"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7"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2" office:value-type="float" office:value="2" calcext:value-type="float">
            <text:p>2</text:p>
          </table:table-cell>
          <table:table-cell office:value-type="string" calcext:value-type="string">
            <text:p><text:s text:c="6"/>=1 if=&gt;</text:p>
          </table:table-cell>
          <table:table-cell office:value-type="string" calcext:value-type="string">
            <text:p>jika selisih posisi ada yang 0</text:p>
          </table:table-cell>
          <table:table-cell table:number-columns-repeated="7"/>
        </table:table-row>
        <table:table-row table:style-name="ro1">
          <table:table-cell table:number-columns-repeated="7"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2" office:value-type="float" office:value="2" calcext:value-type="float">
            <text:p>2</text:p>
          </table:table-cell>
          <table:table-cell office:value-type="string" calcext:value-type="string">
            <text:p><text:s text:c="6"/>=2 if=&gt;</text:p>
          </table:table-cell>
          <table:table-cell office:value-type="string" calcext:value-type="string">
            <text:p>selain diatas</text:p>
          </table:table-cell>
          <table:table-cell table:number-columns-repeated="7"/>
        </table:table-row>
        <table:table-row table:style-name="ro1">
          <table:table-cell table:number-columns-repeated="7"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7"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7"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7" table:style-name="ce11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7" table:style-name="ce1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7"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7"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7"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2" office:value-type="float" office:value="2" calcext:value-type="float">
            <text:p>2</text:p>
          </table:table-cell>
          <table:table-cell/>
          <table:table-cell table:style-name="ce20"/>
          <table:table-cell table:number-columns-repeated="7"/>
        </table:table-row>
        <table:table-row table:style-name="ro1">
          <table:table-cell table:number-columns-repeated="7"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7"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7"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7"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6" table:number-columns-repeated="5"/>
          <table:table-cell table:number-columns-repeated="17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number-columns-repeated="6"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"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Queen(Q)</text:p>
          </table:table-cell>
          <table:table-cell table:number-columns-repeated="8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office:value-type="string" calcext:value-type="string">
            <text:p><text:s text:c="6"/>=1 if=&gt;</text:p>
          </table:table-cell>
          <table:table-cell office:value-type="string" calcext:value-type="string">
            <text:p>jika selisih posisi ada yang 0</text:p>
          </table:table-cell>
          <table:table-cell table:number-columns-repeated="7"/>
        </table:table-row>
        <table:table-row table:style-name="ro1">
          <table:table-cell table:number-columns-repeated="3"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office:value-type="string" calcext:value-type="string">
            <text:p><text:s text:c="6"/>=1 if=&gt;</text:p>
          </table:table-cell>
          <table:table-cell office:value-type="string" calcext:value-type="string">
            <text:p>selisih posisi=absolutnya</text:p>
          </table:table-cell>
          <table:table-cell table:number-columns-repeated="7"/>
        </table:table-row>
        <table:table-row table:style-name="ro1">
          <table:table-cell table:number-columns-repeated="4"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office:value-type="string" calcext:value-type="string">
            <text:p><text:s text:c="6"/>=2 if=&gt;</text:p>
          </table:table-cell>
          <table:table-cell office:value-type="string" calcext:value-type="string">
            <text:p>selain diatas</text:p>
          </table:table-cell>
          <table:table-cell table:number-columns-repeated="7"/>
        </table:table-row>
        <table:table-row table:style-name="ro1">
          <table:table-cell table:number-columns-repeated="5"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 table:style-name="ce1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6" table:style-name="ce12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6" table:style-name="ce1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7" table:style-name="ce11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7" table:style-name="ce1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6" table:style-name="ce12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6" table:style-name="ce1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 table:style-name="ce1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4"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3"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number-columns-repeated="6"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"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5" table:style-name="ce13" office:value-type="float" office:value="7" calcext:value-type="float">
            <text:p>7</text:p>
          </table:table-cell>
          <table:table-cell office:value-type="string" calcext:value-type="string">
            <text:p>King(K)</text:p>
          </table:table-cell>
          <table:table-cell table:number-columns-repeated="8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number-columns-repeated="13" table:style-name="ce15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1" table:style-name="ce17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office:value-type="string" calcext:value-type="string">
            <text:p><text:s text:c="4"/>=selisih terjauh</text:p>
          </table:table-cell>
          <table:table-cell table:number-columns-repeated="8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" table:style-name="ce9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7"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5"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5"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7" table:style-name="ce1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9" table:style-name="ce9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1" table:style-name="ce17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number-columns-repeated="13" table:style-name="ce15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number-columns-repeated="15" table:style-name="ce13" office:value-type="float" office:value="7" calcext:value-type="float">
            <text:p>7</text:p>
          </table:table-cell>
          <table:table-cell table:number-columns-repeated="9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15"/>
          <table:table-cell office:value-type="string" calcext:value-type="string">
            <text:p>hasil akan menjadi spt ini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5"/>
          <table:table-cell office:value-type="string" calcext:value-type="string">
            <text:p>Piece <text:s/>\ Target</text:p>
          </table:table-cell>
          <table:table-cell office:value-type="string" calcext:value-type="string">
            <text:p>pos1</text:p>
          </table:table-cell>
          <table:table-cell office:value-type="string" calcext:value-type="string">
            <text:p>pos2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pos4</text:p>
          </table:table-cell>
          <table:table-cell office:value-type="string" calcext:value-type="string">
            <text:p>pos5</text:p>
          </table:table-cell>
          <table:table-cell table:style-name="ce5" office:value-type="string" calcext:value-type="string">
            <text:p>....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piece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string" calcext:value-type="string">
            <text:p>piece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string" calcext:value-type="string">
            <text:p>piece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string" calcext:value-type="string">
            <text:p>piece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string" calcext:value-type="string">
            <text:p>....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5"/>
          <table:table-cell office:value-type="string" calcext:value-type="string">
            <text:p>maka harus optimasi 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langkah yang harus ditempuh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L pasti unique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P maks 64 dantidak mungkin di L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4"/>
          <table:table-cell office:value-type="string" calcext:value-type="string">
            <text:p>P bisa saling tindih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P bisa 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P</text:p>
          </table:table-cell>
          <table:table-cell table:number-columns-repeated="7"/>
          <table:table-cell office:value-type="string" calcext:value-type="string">
            <text:p>L bisa 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Q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B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0"/>
        </table:table-row>
        <table:table-row table:style-name="ro1" table:number-rows-repeated="26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ID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 style:data-style-name="N2" text:time-value="06:35:58.7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16:49:45.819000000</meta:creation-date>
    <dc:date>2019-11-07T14:57:20.646000000</dc:date>
    <meta:editing-duration>PT22H2M35S</meta:editing-duration>
    <meta:editing-cycles>4</meta:editing-cycles>
    <meta:generator>LibreOffice/6.1.0.3$Windows_X86_64 LibreOffice_project/efb621ed25068d70781dc026f7e9c5187a4decd1</meta:generator>
    <meta:document-statistic meta:table-count="1" meta:cell-count="1459" meta:object-count="0"/>
  </office:meta>
</office:document-meta>
</file>